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D0000006ED5D9C95498271B5F.jpg" manifest:media-type="image/jpeg"/>
  <manifest:file-entry manifest:full-path="Pictures/100000010000048F00000085FBD0CADBB505887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fo:break-before="page" table:align="margins"/>
    </style:style>
    <style:style style:name="Tabla1.A" style:family="table-column">
      <style:table-column-properties style:column-width="12.7cm" style:rel-column-width="43803*"/>
    </style:style>
    <style:style style:name="Tabla1.B" style:family="table-column">
      <style:table-column-properties style:column-width="6.301cm" style:rel-column-width="21732*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dddddd" fo:padding="0.097cm" fo:border="0.05pt solid #000000">
        <style:background-image/>
      </style:table-cell-properties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9.001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19.001cm" style:rel-column-width="65535*"/>
    </style:style>
    <style:style style:name="Tabla4.1" style:family="table-row">
      <style:table-row-properties style:min-row-height="0.997cm"/>
    </style:style>
    <style:style style:name="Tabla4.A1" style:family="table-cell">
      <style:table-cell-properties fo:background-color="#ffffcc" fo:padding="0.097cm" fo:border="0.05pt solid #000000">
        <style:background-image/>
      </style:table-cell-properties>
    </style:style>
    <style:style style:name="Tabla10" style:family="table">
      <style:table-properties style:width="19.001cm" table:align="margins"/>
    </style:style>
    <style:style style:name="Tabla10.A" style:family="table-column">
      <style:table-column-properties style:column-width="19.001cm" style:rel-column-width="65535*"/>
    </style:style>
    <style:style style:name="Tabla10.1" style:family="table-row">
      <style:table-row-properties style:min-row-height="0.997cm"/>
    </style:style>
    <style:style style:name="Tabla10.A1" style:family="table-cell">
      <style:table-cell-properties fo:background-color="#ffffcc" fo:padding="0.097cm" fo:border="0.05pt solid #000000">
        <style:background-image/>
      </style:table-cell-properties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9.001cm" style:rel-column-width="65535*"/>
    </style:style>
    <style:style style:name="Tabla5.1" style:family="table-row">
      <style:table-row-properties style:min-row-height="0.997cm"/>
    </style:style>
    <style:style style:name="Tabla5.A1" style:family="table-cell">
      <style:table-cell-properties fo:background-color="#ffffcc" fo:padding="0.097cm" fo:border="0.0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8eeb8e" officeooo:paragraph-rsid="01f32cfd" style:font-size-asian="9pt" style:font-size-complex="9pt"/>
    </style:style>
    <style:style style:name="P5" style:family="paragraph" style:parent-style-name="Table_20_Contents">
      <style:text-properties fo:font-size="9pt" style:font-size-asian="9.44999980926514pt" style:font-size-complex="10.8000001907349pt"/>
    </style:style>
    <style:style style:name="P6" style:family="paragraph" style:parent-style-name="Standard">
      <style:text-properties fo:color="#000000" loext:opacity="100%" style:font-name="Arial" fo:font-size="10pt" fo:language="es" fo:country="ES" fo:font-weight="normal" officeooo:rsid="00b1d99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18eeb8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>
      <style:text-properties fo:color="#000000" loext:opacity="100%" style:font-name="Arial" fo:font-size="10pt" fo:language="es" fo:country="ES" fo:font-weight="normal" officeooo:rsid="018eeb8e" officeooo:paragraph-rsid="018eeb8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Arial" fo:font-size="10pt" fo:language="es" fo:country="ES" fo:font-weight="normal" officeooo:rsid="018eeb8e" officeooo:paragraph-rsid="018fd709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>
      <style:text-properties fo:color="#000000" loext:opacity="100%" style:font-name="Arial" fo:font-size="10pt" fo:language="es" fo:country="ES" fo:font-weight="normal" officeooo:rsid="018eeb8e" officeooo:paragraph-rsid="018fd709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>
      <style:text-properties fo:color="#000000" loext:opacity="100%" style:font-name="Arial" fo:font-size="10pt" fo:language="es" fo:country="ES" fo:font-weight="normal" officeooo:rsid="01994620" officeooo:paragraph-rsid="0199462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style:paragraph-properties>
        <style:tab-stops>
          <style:tab-stop style:position="0.91cm"/>
        </style:tab-stops>
      </style:paragraph-properties>
      <style:text-properties fo:color="#000000" loext:opacity="100%" style:font-name="Arial" fo:font-size="10pt" fo:language="es" fo:country="ES" fo:font-weight="normal" officeooo:rsid="01a77bc3" officeooo:paragraph-rsid="01fcad8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style:text-properties fo:color="#000000" loext:opacity="100%" style:font-name="Arial" fo:font-size="10pt" fo:language="es" fo:country="ES" fo:font-weight="normal" officeooo:rsid="01a77bc3" officeooo:paragraph-rsid="01fcad8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e618f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f57ab6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style:text-properties fo:color="#000000" loext:opacity="100%" style:font-name="Arial" fo:font-size="10pt" fo:language="es" fo:country="ES" fo:font-weight="normal" officeooo:rsid="01f99757" officeooo:paragraph-rsid="01f9975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" style:family="paragraph" style:parent-style-name="Standard">
      <style:text-properties fo:color="#000000" loext:opacity="100%" style:font-name="Arial" fo:font-size="10pt" fo:language="es" fo:country="ES" fo:font-weight="normal" officeooo:rsid="01b3f01d" officeooo:paragraph-rsid="01fcad8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8" style:family="paragraph" style:parent-style-name="Standard">
      <style:text-properties fo:color="#000000" loext:opacity="100%" style:font-name="Arial" fo:font-size="10pt" fo:language="es" fo:country="ES" fo:font-weight="normal" officeooo:rsid="01837cce" officeooo:paragraph-rsid="01fcad8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9" style:family="paragraph" style:parent-style-name="Standard">
      <loext:graphic-properties draw:fill="solid" draw:fill-color="#99ccff" draw:opacity="100%"/>
      <style:paragraph-properties fo:background-color="#99ccff">
        <style:tab-stops>
          <style:tab-stop style:position="18.609cm" style:type="right"/>
        </style:tab-stops>
      </style:paragraph-properties>
      <style:text-properties fo:color="#000000" loext:opacity="100%" style:font-name="Arial" fo:font-size="10pt" fo:language="es" fo:country="ES" fo:font-weight="bold" officeooo:rsid="018eeb8e" officeooo:paragraph-rsid="018eeb8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loext:graphic-properties draw:fill="solid" draw:fill-color="#cfe7f5" draw:opacity="100%"/>
      <style:paragraph-properties fo:background-color="#cfe7f5"/>
      <style:text-properties fo:color="#000000" loext:opacity="100%" style:font-name="Arial" fo:font-size="10pt" fo:language="es" fo:country="ES" fo:font-weight="bold" officeooo:rsid="018eeb8e" officeooo:paragraph-rsid="018eeb8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bold" officeooo:rsid="01956459" officeooo:paragraph-rsid="0195645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Standard">
      <style:text-properties fo:color="#000000" loext:opacity="100%" style:font-name="Arial" fo:font-size="10pt" fo:language="es" fo:country="ES" fo:font-style="normal" fo:font-weight="normal" officeooo:rsid="01e385ad" officeooo:paragraph-rsid="01e385ad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23" style:family="paragraph" style:parent-style-name="Standard">
      <style:text-properties fo:color="#000000" loext:opacity="100%" style:font-name="Arial" fo:font-size="10pt" fo:language="es" fo:country="ES" fo:font-style="normal" fo:font-weight="normal" officeooo:rsid="0181bdb6" officeooo:paragraph-rsid="01e618fc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24" style:family="paragraph" style:parent-style-name="Standard">
      <style:text-properties fo:color="#000000" loext:opacity="100%" style:font-name="Arial" fo:font-size="10pt" fo:language="es" fo:country="ES" fo:font-style="normal" fo:font-weight="normal" officeooo:rsid="0181bdb6" officeooo:paragraph-rsid="01f8fa49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25" style:family="paragraph" style:parent-style-name="Standard">
      <style:text-properties fo:color="#000000" loext:opacity="100%" style:font-name="Arial" fo:font-size="10pt" fo:language="es" fo:country="ES" fo:font-style="normal" fo:font-weight="normal" officeooo:rsid="01e76c7a" officeooo:paragraph-rsid="01e76c7a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1.799cm" fo:margin-right="0cm" fo:text-indent="-1.199cm" style:auto-text-indent="false" fo:background-color="transparent"/>
      <style:text-properties fo:color="#000000" loext:opacity="100%" style:font-name="Arial" fo:font-size="10pt" fo:language="es" fo:country="ES" fo:font-style="normal" fo:font-weight="normal" officeooo:rsid="01e90cd5" officeooo:paragraph-rsid="01f42a8e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1.799cm" fo:margin-right="0cm" fo:text-indent="-1.199cm" style:auto-text-indent="false" fo:background-color="transparent"/>
      <style:text-properties fo:color="#000000" loext:opacity="100%" style:font-name="Arial" fo:font-size="10pt" fo:language="es" fo:country="ES" fo:font-style="normal" fo:font-weight="normal" officeooo:rsid="01f42a8e" officeooo:paragraph-rsid="01f42a8e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28" style:family="paragraph" style:parent-style-name="Standard">
      <style:text-properties fo:color="#000000" loext:opacity="100%" style:font-name="Arial" fo:font-size="10pt" fo:language="es" fo:country="ES" fo:font-style="normal" fo:font-weight="normal" officeooo:rsid="01f99757" officeooo:paragraph-rsid="01f9e75d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29" style:family="paragraph" style:parent-style-name="Standard">
      <style:text-properties fo:color="#000000" loext:opacity="100%" style:font-name="Arial" fo:font-size="9pt" fo:language="es" fo:country="ES" fo:font-weight="normal" officeooo:rsid="019dfae7" officeooo:paragraph-rsid="019dfae7" fo:background-color="transparent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30" style:family="paragraph" style:parent-style-name="Table_20_Contents">
      <style:text-properties style:font-name="Arial" fo:font-size="10pt" fo:font-weight="bold" officeooo:rsid="018eeb8e" officeooo:paragraph-rsid="018eeb8e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Arial" fo:font-size="10pt" fo:language="zxx" fo:country="none" officeooo:rsid="018def64" officeooo:paragraph-rsid="01e618fc" fo:background-color="#cccccc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text-properties style:font-name="Arial" fo:font-size="10pt" fo:language="zxx" fo:country="none" officeooo:rsid="018def64" officeooo:paragraph-rsid="01f57ab6" fo:background-color="#cccccc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able_20_Contents">
      <style:text-properties style:font-name="Arial" fo:font-size="10pt" fo:language="zxx" fo:country="none" officeooo:rsid="018def64" officeooo:paragraph-rsid="01f8ef06" fo:background-color="#cccccc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text-properties style:font-name="Arial" fo:font-size="10pt" fo:language="zxx" fo:country="none" officeooo:rsid="018def64" officeooo:paragraph-rsid="01f8fa49" fo:background-color="#cccccc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text-properties style:font-name="Arial" fo:font-size="10pt" fo:language="zxx" fo:country="none" officeooo:rsid="018def64" officeooo:paragraph-rsid="01f9e75d" fo:background-color="#cccccc" style:font-size-asian="10pt" style:language-asian="zxx" style:country-asian="none" style:font-size-complex="10pt" style:language-complex="zxx" style:country-complex="none"/>
    </style:style>
    <style:style style:name="P36" style:family="paragraph" style:parent-style-name="Standard">
      <style:text-properties style:use-window-font-color="true" loext:opacity="0%" style:font-name="Arial" fo:font-size="10pt" fo:language="es" fo:country="ES" fo:font-weight="normal" officeooo:rsid="018eeb8e" officeooo:paragraph-rsid="018eeb8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7" style:family="paragraph" style:parent-style-name="Standard">
      <loext:graphic-properties draw:fill="none" draw:fill-color="#ffffff" draw:opacity="100%"/>
      <style:paragraph-properties fo:background-color="transparent"/>
      <style:text-properties fo:color="#ff3333" loext:opacity="100%" style:font-name="Arial" fo:font-size="8pt" fo:language="es" fo:country="ES" fo:font-weight="bold" officeooo:rsid="018fd709" officeooo:paragraph-rsid="01c73952" fo:background-color="transparent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38" style:family="paragraph" style:parent-style-name="Standard">
      <style:text-properties fo:color="#ff3333" loext:opacity="100%" style:font-name="Arial" fo:font-size="9pt" fo:language="es" fo:country="ES" fo:font-weight="normal" officeooo:rsid="019dfae7" officeooo:paragraph-rsid="019dfae7" fo:background-color="transparent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39" style:family="paragraph" style:parent-style-name="Table_20_Contents">
      <style:text-properties style:font-name="Courier New" fo:font-size="10pt" fo:language="zxx" fo:country="none" officeooo:rsid="01e618fc" officeooo:paragraph-rsid="01f57ab6" fo:background-color="#99ffff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able_20_Contents">
      <loext:graphic-properties draw:fill="none" draw:fill-color="#ffffff"/>
      <style:paragraph-properties fo:background-color="transparent"/>
      <style:text-properties style:font-name="Courier New" fo:font-size="10pt" fo:language="zxx" fo:country="none" officeooo:rsid="01e618fc" officeooo:paragraph-rsid="01f71e66" fo:background-color="#99ffff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loext:graphic-properties draw:fill="none" draw:fill-color="#ffffff"/>
      <style:paragraph-properties fo:background-color="transparent"/>
      <style:text-properties style:font-name="Courier New" fo:font-size="10pt" fo:language="zxx" fo:country="none" officeooo:rsid="01e618fc" officeooo:paragraph-rsid="01f8fa49" fo:background-color="#99ffff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loext:graphic-properties draw:fill="none" draw:fill-color="#ffffff"/>
      <style:paragraph-properties fo:background-color="transparent"/>
      <style:text-properties style:font-name="Courier New" fo:font-size="10pt" fo:language="zxx" fo:country="none" officeooo:rsid="01e90cd5" officeooo:paragraph-rsid="01f8fa49" fo:background-color="#99ffff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loext:graphic-properties draw:fill="none" draw:fill-color="#ffffff"/>
      <style:paragraph-properties fo:background-color="transparent"/>
      <style:text-properties style:font-name="Courier New" fo:font-size="10pt" fo:language="zxx" fo:country="none" officeooo:rsid="01e90cd5" officeooo:paragraph-rsid="01e618fc" fo:background-color="#99ffff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loext:graphic-properties draw:fill="none" draw:fill-color="#ffffff"/>
      <style:paragraph-properties fo:background-color="transparent"/>
      <style:text-properties style:font-name="Courier New" fo:font-size="10pt" fo:language="zxx" fo:country="none" officeooo:rsid="01f71e66" officeooo:paragraph-rsid="01f71e66" fo:background-color="#99ffff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loext:graphic-properties draw:fill="none" draw:fill-color="#ffffff"/>
      <style:paragraph-properties fo:background-color="transparent"/>
      <style:text-properties style:font-name="Courier New" fo:font-size="10pt" fo:language="zxx" fo:country="none" officeooo:rsid="01f71e66" officeooo:paragraph-rsid="01f8fa49" fo:background-color="#99ffff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loext:graphic-properties draw:fill="none" draw:fill-color="#ffffff"/>
      <style:paragraph-properties fo:background-color="transparent"/>
      <style:text-properties style:font-name="Courier New" fo:font-size="10pt" fo:language="zxx" fo:country="none" officeooo:rsid="01f8ef06" officeooo:paragraph-rsid="01f8ef06" fo:background-color="#99ffff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loext:graphic-properties draw:fill="none" draw:fill-color="#ffffff"/>
      <style:paragraph-properties fo:background-color="transparent"/>
      <style:text-properties style:font-name="Courier New" fo:font-size="10pt" fo:language="zxx" fo:country="none" officeooo:rsid="01f8ef06" officeooo:paragraph-rsid="01f8fa49" fo:background-color="#99ffff" style:font-size-asian="10pt" style:language-asian="zxx" style:country-asian="none" style:font-size-complex="10pt" style:language-complex="zxx" style:country-complex="none"/>
    </style:style>
    <style:style style:name="P48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fo:color="#ff3333" loext:opacity="100%" style:font-name="Arial" fo:font-size="8pt" fo:language="es" fo:country="ES" fo:font-weight="bold" officeooo:rsid="018fd709" officeooo:paragraph-rsid="01c73952" fo:background-color="transparent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9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fo:color="#ff3333" loext:opacity="100%" style:font-name="Arial" fo:font-size="8pt" fo:language="es" fo:country="ES" fo:font-weight="bold" officeooo:rsid="01956459" officeooo:paragraph-rsid="01c73952" fo:background-color="transparent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0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fo:color="#ff3333" loext:opacity="100%" style:font-name="Arial" fo:font-size="8pt" fo:language="es" fo:country="ES" fo:font-weight="bold" officeooo:rsid="019608b5" officeooo:paragraph-rsid="01c73952" fo:background-color="transparent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1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fo:color="#ff3333" loext:opacity="100%" style:font-name="Arial" fo:font-size="8pt" fo:language="es" fo:country="ES" fo:font-weight="bold" officeooo:rsid="0197d6b2" officeooo:paragraph-rsid="01c73952" fo:background-color="transparent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2" style:family="paragraph" style:parent-style-name="Standard" style:list-style-name="L2" style:master-page-name="">
      <loext:graphic-properties draw:fill="none"/>
      <style:paragraph-properties fo:margin-left="1.799cm" fo:margin-right="0cm" fo:text-indent="-1.199cm" style:auto-text-indent="false" style:page-number="auto" fo:background-color="transparent"/>
      <style:text-properties fo:color="#ff3333" loext:opacity="100%" style:font-name="Arial" fo:font-size="9pt" fo:language="es" fo:country="ES" fo:font-weight="normal" officeooo:rsid="019dfae7" officeooo:paragraph-rsid="019dfae7" fo:background-color="transparent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53" style:family="paragraph" style:parent-style-name="Standard" style:list-style-name="L2">
      <loext:graphic-properties draw:fill="none"/>
      <style:paragraph-properties fo:margin-left="1.799cm" fo:margin-right="0cm" fo:text-indent="-1.199cm" style:auto-text-indent="false" fo:background-color="transparent"/>
      <style:text-properties fo:color="#ff3333" loext:opacity="100%" style:font-name="Arial" fo:font-size="9pt" fo:language="es" fo:country="ES" fo:font-weight="normal" officeooo:rsid="019dfae7" officeooo:paragraph-rsid="019dfae7" fo:background-color="transparent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54" style:family="paragraph" style:parent-style-name="Standard" style:list-style-name="L2">
      <style:text-properties fo:font-size="9pt" officeooo:paragraph-rsid="01bc80ec" style:font-size-asian="9pt" style:font-size-complex="9pt"/>
    </style:style>
    <style:style style:name="P55" style:family="paragraph" style:parent-style-name="Standard" style:list-style-name="L3">
      <style:paragraph-properties>
        <style:tab-stops>
          <style:tab-stop style:position="0.91cm"/>
        </style:tab-stops>
      </style:paragraph-properties>
      <style:text-properties officeooo:paragraph-rsid="01fcad8d"/>
    </style:style>
    <style:style style:name="P56" style:family="paragraph" style:parent-style-name="Standard" style:list-style-name="L4">
      <style:paragraph-properties>
        <style:tab-stops>
          <style:tab-stop style:position="0.91cm"/>
        </style:tab-stops>
      </style:paragraph-properties>
      <style:text-properties fo:color="#000000" loext:opacity="100%" style:font-name="Arial" fo:font-size="10pt" fo:language="es" fo:country="ES" fo:font-weight="normal" officeooo:rsid="01a77bc3" officeooo:paragraph-rsid="01fcad8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7" style:family="paragraph" style:parent-style-name="Standard" style:list-style-name="L4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000000" loext:opacity="100%" style:font-name="Arial" fo:font-size="10pt" fo:language="es" fo:country="ES" fo:font-weight="normal" officeooo:rsid="01a77bc3" officeooo:paragraph-rsid="01fcad8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8" style:family="paragraph" style:parent-style-name="Standard" style:list-style-name="L4">
      <style:paragraph-properties>
        <style:tab-stops>
          <style:tab-stop style:position="0.91cm"/>
        </style:tab-stops>
      </style:paragraph-properties>
      <style:text-properties fo:color="#000000" loext:opacity="100%" style:font-name="Arial" fo:font-size="10pt" fo:language="es" fo:country="ES" fo:font-weight="normal" officeooo:rsid="01a88b4c" officeooo:paragraph-rsid="01fcad8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9" style:family="paragraph" style:parent-style-name="Standard" style:list-style-name="L4">
      <style:paragraph-properties>
        <style:tab-stops>
          <style:tab-stop style:position="0.91cm"/>
        </style:tab-stops>
      </style:paragraph-properties>
      <style:text-properties fo:color="#000000" loext:opacity="100%" style:font-name="Arial" fo:font-size="10pt" fo:language="es" fo:country="ES" fo:font-weight="normal" officeooo:rsid="01fd8ce8" officeooo:paragraph-rsid="01fd8ce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0" style:family="paragraph" style:parent-style-name="Standard" style:list-style-name="L5">
      <style:paragraph-properties fo:text-align="center" style:justify-single-word="false">
        <style:tab-stops>
          <style:tab-stop style:position="0.91cm"/>
        </style:tab-stops>
      </style:paragraph-properties>
      <style:text-properties fo:color="#000000" loext:opacity="100%" style:font-name="Arial" fo:font-size="10pt" fo:language="es" fo:country="ES" fo:font-weight="normal" officeooo:rsid="01ddaa2c" officeooo:paragraph-rsid="01da0d93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1" style:family="paragraph" style:parent-style-name="Standard" style:list-style-name="L6">
      <loext:graphic-properties draw:fill="none"/>
      <style:paragraph-properties fo:margin-left="1.799cm" fo:margin-right="0cm" fo:text-indent="-1.199cm" style:auto-text-indent="false" fo:background-color="transparent"/>
      <style:text-properties fo:color="#000000" loext:opacity="100%" style:font-name="Arial" fo:font-size="10pt" fo:language="es" fo:country="ES" fo:font-style="normal" fo:font-weight="normal" officeooo:rsid="01fb8826" officeooo:paragraph-rsid="01fb8826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62" style:family="paragraph" style:parent-style-name="Standard" style:list-style-name="L6">
      <loext:graphic-properties draw:fill="none"/>
      <style:paragraph-properties fo:margin-left="1.799cm" fo:margin-right="0cm" fo:text-indent="-1.199cm" style:auto-text-indent="false" fo:background-color="transparent"/>
      <style:text-properties fo:color="#000000" loext:opacity="100%" style:font-name="Arial" fo:font-size="10pt" fo:language="es" fo:country="ES" fo:font-style="normal" fo:font-weight="normal" officeooo:rsid="01f42a8e" officeooo:paragraph-rsid="01e76c7a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63" style:family="paragraph" style:parent-style-name="Standard" style:list-style-name="L6">
      <loext:graphic-properties draw:fill="none"/>
      <style:paragraph-properties fo:margin-left="1.799cm" fo:margin-right="0cm" fo:text-indent="-1.199cm" style:auto-text-indent="false" fo:background-color="transparent"/>
      <style:text-properties fo:color="#000000" loext:opacity="100%" style:font-name="Arial" fo:font-size="10pt" fo:language="es" fo:country="ES" fo:font-style="normal" fo:font-weight="normal" officeooo:rsid="01f42a8e" officeooo:paragraph-rsid="01f42a8e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64" style:family="paragraph" style:parent-style-name="Standard" style:list-style-name="L6">
      <loext:graphic-properties draw:fill="none"/>
      <style:paragraph-properties fo:margin-left="1.799cm" fo:margin-right="0cm" fo:text-indent="-1.199cm" style:auto-text-indent="false" fo:background-color="transparent"/>
      <style:text-properties fo:color="#000000" loext:opacity="100%" style:font-name="Arial" fo:font-size="10pt" fo:language="es" fo:country="ES" fo:font-style="normal" fo:font-weight="normal" officeooo:rsid="01e90cd5" officeooo:paragraph-rsid="01e76c7a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65" style:family="paragraph" style:parent-style-name="Standard" style:list-style-name="L6">
      <loext:graphic-properties draw:fill="none"/>
      <style:paragraph-properties fo:margin-left="0.6cm" fo:margin-right="0cm" fo:text-indent="0cm" style:auto-text-indent="false" fo:background-color="transparent"/>
      <style:text-properties fo:color="#000000" loext:opacity="100%" style:font-name="Arial" fo:font-size="10pt" fo:language="es" fo:country="ES" fo:font-style="normal" fo:font-weight="normal" officeooo:rsid="01e90cd5" officeooo:paragraph-rsid="01f42a8e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66" style:family="paragraph" style:parent-style-name="Standard">
      <style:text-properties fo:color="#000000" loext:opacity="100%" style:font-name="Arial" fo:font-size="10pt" fo:language="es" fo:country="ES" fo:font-style="normal" fo:font-weight="normal" officeooo:rsid="01e90cd5" officeooo:paragraph-rsid="01eb7c07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67" style:family="paragraph" style:parent-style-name="Standard" style:list-style-name="L4">
      <style:paragraph-properties>
        <style:tab-stops>
          <style:tab-stop style:position="0.91cm"/>
        </style:tab-stops>
      </style:paragraph-properties>
      <style:text-properties style:use-window-font-color="true" loext:opacity="0%" style:font-name="Arial" fo:font-size="10pt" fo:language="es" fo:country="ES" fo:font-weight="normal" officeooo:rsid="01b3f01d" officeooo:paragraph-rsid="01fcad8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8" style:family="paragraph" style:parent-style-name="Standard" style:list-style-name="L6">
      <loext:graphic-properties draw:fill="none"/>
      <style:paragraph-properties fo:background-color="transparent"/>
      <style:text-properties style:use-window-font-color="true" loext:opacity="0%" style:font-name="Arial" fo:font-size="10pt" fo:language="zxx" fo:country="none" fo:font-style="normal" fo:font-weight="normal" officeooo:rsid="01f9e75d" officeooo:paragraph-rsid="01f9e75d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69" style:family="paragraph" style:parent-style-name="Standard" style:list-style-name="L6">
      <loext:graphic-properties draw:fill="none"/>
      <style:paragraph-properties fo:background-color="transparent"/>
      <style:text-properties style:use-window-font-color="true" loext:opacity="0%" style:font-name="Arial" fo:font-size="10pt" fo:language="zxx" fo:country="none" fo:font-style="normal" fo:font-weight="normal" officeooo:rsid="01f9e75d" officeooo:paragraph-rsid="01fecbca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0" style:family="paragraph" style:parent-style-name="Standard">
      <loext:graphic-properties draw:fill="none"/>
      <style:paragraph-properties fo:background-color="transparent"/>
      <style:text-properties style:use-window-font-color="true" loext:opacity="0%" style:font-name="Arial" fo:font-size="10pt" fo:language="zxx" fo:country="none" fo:font-style="normal" fo:font-weight="normal" officeooo:rsid="01f9e75d" officeooo:paragraph-rsid="01f9e75d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1" style:family="paragraph" style:parent-style-name="Standard" style:list-style-name="L6" style:master-page-name="">
      <loext:graphic-properties draw:fill="none"/>
      <style:paragraph-properties fo:margin-left="1.799cm" fo:margin-right="0cm" fo:text-indent="-1.199cm" style:auto-text-indent="false" style:page-number="auto" fo:background-color="transparent"/>
      <style:text-properties officeooo:paragraph-rsid="01e76c7a"/>
    </style:style>
    <style:style style:name="P72" style:family="paragraph" style:parent-style-name="Standard" style:list-style-name="L6">
      <loext:graphic-properties draw:fill="none"/>
      <style:paragraph-properties fo:background-color="transparent"/>
      <style:text-properties officeooo:paragraph-rsid="01f9e75d"/>
    </style:style>
    <style:style style:name="P73" style:family="paragraph" style:parent-style-name="Standard" style:list-style-name="L6" style:master-page-name="">
      <loext:graphic-properties draw:fill="none"/>
      <style:paragraph-properties fo:margin-left="1.799cm" fo:margin-right="0cm" fo:text-indent="-0.4cm" style:auto-text-indent="false" style:page-number="auto" fo:background-color="transparent"/>
      <style:text-properties officeooo:paragraph-rsid="01f42a8e"/>
    </style:style>
    <style:style style:name="P74" style:family="paragraph" style:parent-style-name="Standard" style:list-style-name="L6">
      <loext:graphic-properties draw:fill="none"/>
      <style:paragraph-properties fo:margin-left="1.799cm" fo:margin-right="0cm" fo:text-indent="-1.199cm" style:auto-text-indent="false" fo:background-color="transparent"/>
      <style:text-properties officeooo:rsid="01f42a8e" officeooo:paragraph-rsid="01f42a8e"/>
    </style:style>
    <style:style style:name="P75" style:family="paragraph" style:parent-style-name="Standard" style:list-style-name="L6">
      <loext:graphic-properties draw:fill="none"/>
      <style:paragraph-properties fo:background-color="transparent"/>
      <style:text-properties officeooo:rsid="01f9e75d" officeooo:paragraph-rsid="01f9e75d"/>
    </style:style>
    <style:style style:name="P76" style:family="paragraph" style:parent-style-name="Standard" style:list-style-name="L6">
      <loext:graphic-properties draw:fill="none"/>
      <style:paragraph-properties fo:margin-left="1.799cm" fo:margin-right="0cm" fo:text-indent="-0.4cm" style:auto-text-indent="false" fo:background-color="transparent"/>
      <style:text-properties fo:font-variant="normal" fo:text-transform="none" fo:color="#000000" loext:opacity="100%" style:font-name="Arial" fo:font-size="10pt" fo:letter-spacing="normal" fo:language="es" fo:country="ES" fo:font-style="normal" fo:font-weight="normal" officeooo:rsid="01ef9604" officeooo:paragraph-rsid="01f42a8e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7" style:family="paragraph" style:parent-style-name="Table_20_Contents">
      <style:text-properties style:font-name="Arial" fo:font-size="10pt" fo:language="zxx" fo:country="none" officeooo:rsid="01f8ef06" officeooo:paragraph-rsid="01e90cd5" fo:background-color="transparent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text-properties style:font-name="Arial" fo:font-size="10pt" fo:language="zxx" fo:country="none" officeooo:rsid="01f8ef06" officeooo:paragraph-rsid="01f8fa49" fo:background-color="transparent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4" style:family="text">
      <style:text-properties fo:color="#3399ff" loext:opacity="100%" style:font-name="Berlin Sans FB Demi" fo:language="zxx" fo:country="none" fo:font-style="italic" fo:text-shadow="1pt 1pt" fo:font-weight="bold" officeooo:rsid="01b08993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5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6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7" style:family="text">
      <style:text-properties fo:color="#3399ff" loext:opacity="100%" style:font-name="Berlin Sans FB Demi" fo:font-size="11pt" fo:language="zxx" fo:country="none" fo:font-style="italic" fo:text-shadow="1pt 1pt" fo:font-weight="bold" officeooo:rsid="0199871a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8" style:family="text">
      <style:text-properties fo:color="#3399ff" loext:opacity="100%" style:font-name="Berlin Sans FB Demi" fo:font-size="8pt" fo:language="zxx" fo:country="none" fo:font-style="italic" fo:text-shadow="1pt 1pt" fo:font-weight="bold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9" style:family="text">
      <style:text-properties fo:color="#3399ff" loext:opacity="100%" style:font-name="Berlin Sans FB Demi" fo:font-size="8pt" fo:language="zxx" fo:country="none" fo:font-style="italic" fo:text-shadow="1pt 1pt" fo:font-weight="bold" officeooo:rsid="0199871a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0" style:family="text">
      <style:text-properties fo:color="#3399ff" loext:opacity="100%" style:font-name="Berlin Sans FB Demi" fo:font-size="8pt" fo:language="zxx" fo:country="none" fo:font-style="italic" fo:text-shadow="1pt 1pt" fo:font-weight="bold" officeooo:rsid="0195545c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1" style:family="text">
      <style:text-properties fo:color="#3399ff" loext:opacity="100%" officeooo:rsid="01b3f01d"/>
    </style:style>
    <style:style style:name="T1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4" style:family="text">
      <style:text-properties fo:color="#00ccff" loext:opacity="100%" style:font-name="Berlin Sans FB Demi" fo:language="zxx" fo:country="none" fo:font-style="italic" fo:text-shadow="1pt 1pt" fo:font-weight="bold" officeooo:rsid="01b08993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5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6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7" style:family="text">
      <style:text-properties fo:color="#ff9900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197d6b2" style:font-style-asian="italic" style:font-style-complex="italic"/>
    </style:style>
    <style:style style:name="T20" style:family="text">
      <style:text-properties fo:font-style="italic" officeooo:rsid="01c8482f" style:font-style-asian="italic" style:font-style-complex="italic"/>
    </style:style>
    <style:style style:name="T21" style:family="text">
      <style:text-properties fo:font-style="italic" fo:font-weight="bold" officeooo:rsid="01a88b4c" style:font-style-asian="italic" style:font-weight-asian="bold" style:font-style-complex="italic" style:font-weight-complex="bold"/>
    </style:style>
    <style:style style:name="T22" style:family="text">
      <style:text-properties officeooo:rsid="018d9789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1956459"/>
    </style:style>
    <style:style style:name="T25" style:family="text">
      <style:text-properties officeooo:rsid="0197d6b2"/>
    </style:style>
    <style:style style:name="T26" style:family="text">
      <style:text-properties officeooo:rsid="01a16f56"/>
    </style:style>
    <style:style style:name="T27" style:family="text">
      <style:text-properties officeooo:rsid="01a49174"/>
    </style:style>
    <style:style style:name="T28" style:family="text">
      <style:text-properties fo:color="#000000" loext:opacity="100%" style:font-name="Arial" fo:font-size="10pt" fo:language="es" fo:country="ES" fo:font-style="normal" fo:font-weight="normal" fo:background-color="transparent" loext:char-shading-value="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29" style:family="text">
      <style:text-properties fo:color="#000000" loext:opacity="100%" style:font-name="Arial" fo:font-size="10pt" fo:language="es" fo:country="ES" fo:font-style="normal" fo:font-weight="normal" officeooo:rsid="01e90cd5" fo:background-color="transparent" loext:char-shading-value="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0" style:family="text">
      <style:text-properties fo:color="#000000" loext:opacity="100%" style:font-name="Arial" fo:font-size="10pt" fo:language="es" fo:country="ES" fo:font-style="normal" fo:font-weight="normal" officeooo:rsid="01e76c7a" fo:background-color="transparent" loext:char-shading-value="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1" style:family="text">
      <style:text-properties fo:color="#000000" loext:opacity="100%" style:font-name="Arial" fo:font-size="10pt" fo:language="es" fo:country="ES" fo:font-style="normal" fo:font-weight="normal" officeooo:rsid="01eb7c07" fo:background-color="transparent" loext:char-shading-value="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2" style:family="text">
      <style:text-properties fo:color="#000000" loext:opacity="100%" style:font-name="Arial" fo:font-size="10pt" fo:language="es" fo:country="ES" fo:font-style="normal" fo:font-weight="normal" officeooo:rsid="01ebf0b4" fo:background-color="transparent" loext:char-shading-value="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fo:color="#000000" loext:opacity="100%" style:font-name="Arial" fo:font-size="10pt" fo:language="es" fo:country="ES" fo:font-style="normal" fo:font-weight="normal" officeooo:rsid="01eda824" fo:background-color="transparent" loext:char-shading-value="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4" style:family="text">
      <style:text-properties fo:color="#000000" loext:opacity="100%" style:font-name="Arial" fo:font-size="10pt" fo:language="es" fo:country="ES" fo:font-style="normal" fo:font-weight="normal" officeooo:rsid="01f161d4" fo:background-color="transparent" loext:char-shading-value="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5" style:family="text">
      <style:text-properties fo:color="#000000" loext:opacity="100%" style:font-name="Arial" fo:font-size="10pt" fo:language="es" fo:country="ES" fo:font-style="normal" fo:font-weight="normal" officeooo:rsid="01f42a8e" fo:background-color="transparent" loext:char-shading-value="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6" style:family="text">
      <style:text-properties fo:color="#000000" loext:opacity="100%" style:font-name="Arial" fo:font-size="10pt" fo:language="es" fo:country="ES" fo:font-style="normal" fo:font-weight="normal" officeooo:rsid="01f57ab6" fo:background-color="transparent" loext:char-shading-value="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7" style:family="text">
      <style:text-properties fo:color="#000000" loext:opacity="100%" style:font-name="Arial" fo:font-size="10pt" fo:language="es" fo:country="ES" fo:font-style="normal" fo:font-weight="normal" officeooo:rsid="01f9e75d" fo:background-color="transparent" loext:char-shading-value="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8" style:family="text">
      <style:text-properties fo:color="#000000" loext:opacity="100%" style:font-name="Arial" fo:font-size="10pt" fo:language="es" fo:country="ES" fo:font-style="normal" fo:font-weight="normal" officeooo:rsid="01fecbca" fo:background-color="transparent" loext:char-shading-value="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9" style:family="text">
      <style:text-properties fo:color="#000000" loext:opacity="100%" style:font-name="Arial" fo:font-size="10pt" fo:language="es" fo:country="ES" fo:font-weight="normal" officeooo:rsid="01a88b4c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0" style:family="text">
      <style:text-properties fo:color="#000000" loext:opacity="100%" style:font-name="Arial" fo:font-size="10pt" fo:language="es" fo:country="ES" fo:font-weight="normal" officeooo:rsid="01a77bc3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1" style:family="text">
      <style:text-properties fo:color="#000000" loext:opacity="100%" style:font-name="Arial" fo:font-size="10pt" fo:language="es" fo:country="ES" fo:font-weight="normal" officeooo:rsid="01c006d4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2" style:family="text">
      <style:text-properties fo:color="#000000" loext:opacity="100%" style:font-name="Arial" fo:font-size="10pt" fo:language="es" fo:country="ES" fo:font-weight="normal" officeooo:rsid="01b36597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3" style:family="text">
      <style:text-properties fo:color="#000000" loext:opacity="100%" style:font-name="Courier New" fo:font-size="10pt" fo:language="zxx" fo:country="none" fo:font-style="normal" fo:font-weight="normal" fo:background-color="#99ffff" loext:char-shading-value="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4" style:family="text">
      <style:text-properties fo:color="#000000" loext:opacity="100%" style:font-name="Courier New" fo:font-size="10pt" fo:language="zxx" fo:country="none" fo:font-style="normal" fo:font-weight="normal" officeooo:rsid="01e90cd5" fo:background-color="#99ffff" loext:char-shading-value="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5" style:family="text">
      <style:text-properties fo:color="#000000" loext:opacity="100%" style:font-name="Courier New" fo:font-size="10pt" fo:language="zxx" fo:country="none" fo:font-style="normal" fo:font-weight="normal" officeooo:rsid="01f8ef06" fo:background-color="#99ffff" loext:char-shading-value="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6" style:family="text">
      <style:text-properties fo:color="#000000" loext:opacity="100%" style:font-name="Courier New" fo:font-size="10pt" fo:language="zxx" fo:country="none" fo:font-style="normal" fo:font-weight="normal" officeooo:rsid="01f8fa49" fo:background-color="#99ffff" loext:char-shading-value="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7" style:family="text">
      <style:text-properties fo:color="#000000" loext:opacity="100%" style:font-name="Courier New" fo:font-size="10pt" fo:language="zxx" fo:country="none" fo:font-style="normal" fo:font-weight="normal" officeooo:rsid="01f9e75d" fo:background-color="#99ffff" loext:char-shading-value="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8" style:family="text">
      <style:text-properties fo:color="#000000" loext:opacity="100%" fo:language="es" fo:country="ES"/>
    </style:style>
    <style:style style:name="T49" style:family="text">
      <style:text-properties fo:color="#000000" loext:opacity="100%" fo:language="es" fo:country="ES" officeooo:rsid="01ebf0b4"/>
    </style:style>
    <style:style style:name="T50" style:family="text">
      <style:text-properties fo:color="#000000" loext:opacity="100%" fo:language="es" fo:country="ES" officeooo:rsid="01f42a8e"/>
    </style:style>
    <style:style style:name="T51" style:family="text">
      <style:text-properties fo:color="#000000" loext:opacity="100%" fo:language="es" fo:country="ES" officeooo:rsid="01fecbca"/>
    </style:style>
    <style:style style:name="T52" style:family="text">
      <style:text-properties officeooo:rsid="01a88b4c"/>
    </style:style>
    <style:style style:name="T53" style:family="text">
      <style:text-properties officeooo:rsid="01837cce"/>
    </style:style>
    <style:style style:name="T54" style:family="text">
      <style:text-properties officeooo:rsid="018fe623"/>
    </style:style>
    <style:style style:name="T55" style:family="text">
      <style:text-properties officeooo:rsid="018fe623" fo:background-color="#00ffff" loext:char-shading-value="0"/>
    </style:style>
    <style:style style:name="T56" style:family="text">
      <style:text-properties officeooo:rsid="01918df5"/>
    </style:style>
    <style:style style:name="T57" style:family="text">
      <style:text-properties officeooo:rsid="01918df5" fo:background-color="#99ff33" loext:char-shading-value="0"/>
    </style:style>
    <style:style style:name="T58" style:family="text">
      <style:text-properties fo:language="zxx" fo:country="none" officeooo:rsid="01918df5" fo:background-color="#ff99ff" loext:char-shading-value="0"/>
    </style:style>
    <style:style style:name="T59" style:family="text">
      <style:text-properties fo:background-color="transparent" loext:char-shading-value="0"/>
    </style:style>
    <style:style style:name="T60" style:family="text">
      <style:text-properties officeooo:rsid="01918df5" fo:background-color="transparent" loext:char-shading-value="0"/>
    </style:style>
    <style:style style:name="T61" style:family="text">
      <style:text-properties officeooo:rsid="01e618fc" fo:background-color="transparent" loext:char-shading-value="0"/>
    </style:style>
    <style:style style:name="T62" style:family="text">
      <style:text-properties officeooo:rsid="01e90cd5" fo:background-color="transparent" loext:char-shading-value="0"/>
    </style:style>
    <style:style style:name="T63" style:family="text">
      <style:text-properties officeooo:rsid="01f8ef06" fo:background-color="transparent" loext:char-shading-value="0"/>
    </style:style>
    <style:style style:name="T64" style:family="text">
      <style:text-properties officeooo:rsid="01f9e75d" fo:background-color="transparent" loext:char-shading-value="0"/>
    </style:style>
    <style:style style:name="T65" style:family="text">
      <style:text-properties officeooo:rsid="01918df5" fo:background-color="#ff99ff" loext:char-shading-value="0"/>
    </style:style>
    <style:style style:name="T66" style:family="text">
      <style:text-properties fo:color="#ff33ff" loext:opacity="100%" style:font-name="Arial" fo:language="es" fo:country="ES" fo:font-style="italic" fo:font-weight="bold" officeooo:rsid="01a2cdbe" fo:background-color="transparent" loext:char-shading-value="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67" style:family="text">
      <style:text-properties fo:color="#ff33ff" loext:opacity="100%" style:font-name="Arial" fo:language="es" fo:country="ES" fo:font-style="italic" fo:font-weight="bold" officeooo:rsid="01b5cb0c" fo:background-color="transparent" loext:char-shading-value="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68" style:family="text">
      <style:text-properties fo:color="#ff33ff" loext:opacity="100%" style:font-name="Arial" fo:language="es" fo:country="ES" fo:font-style="italic" fo:font-weight="bold" officeooo:rsid="01c968e6" fo:background-color="transparent" loext:char-shading-value="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69" style:family="text">
      <style:text-properties fo:color="#ff33ff" loext:opacity="100%" style:font-name="Arial" fo:language="es" fo:country="ES" fo:font-style="italic" fo:font-weight="bold" officeooo:rsid="01a9dd8d" fo:background-color="transparent" loext:char-shading-value="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70" style:family="text">
      <style:text-properties fo:color="#ff33ff" loext:opacity="100%" style:font-name="Arial" fo:language="es" fo:country="ES" fo:font-style="italic" fo:font-weight="bold" officeooo:rsid="01bc80ec" fo:background-color="transparent" loext:char-shading-value="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71" style:family="text">
      <style:text-properties fo:color="#ff33ff" loext:opacity="100%" style:font-name="Arial" fo:language="es" fo:country="ES" fo:font-style="italic" fo:font-weight="bold" officeooo:rsid="01a2cdbe" fo:background-color="#ffff00" loext:char-shading-value="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72" style:family="text">
      <style:text-properties fo:color="#ff33ff" loext:opacity="100%" style:font-name="Arial" fo:language="es" fo:country="ES" fo:font-style="italic" fo:font-weight="bold" officeooo:rsid="01bc80ec" fo:background-color="#ffff00" loext:char-shading-value="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73" style:family="text">
      <style:text-properties fo:color="#ff33ff" loext:opacity="100%" officeooo:rsid="01b3f01d"/>
    </style:style>
    <style:style style:name="T74" style:family="text">
      <style:text-properties officeooo:rsid="01dd9c5d"/>
    </style:style>
    <style:style style:name="T75" style:family="text">
      <style:text-properties officeooo:rsid="01cd6242"/>
    </style:style>
    <style:style style:name="T76" style:family="text">
      <style:text-properties officeooo:rsid="022fe03a"/>
    </style:style>
    <style:style style:name="T77" style:family="text">
      <style:text-properties officeooo:rsid="01e49476"/>
    </style:style>
    <style:style style:name="T78" style:family="text">
      <style:text-properties officeooo:rsid="01837cce" fo:background-color="#dddddd" loext:char-shading-value="0"/>
    </style:style>
    <style:style style:name="T79" style:family="text">
      <style:text-properties officeooo:rsid="01e618fc" fo:background-color="#dddddd" loext:char-shading-value="0"/>
    </style:style>
    <style:style style:name="T80" style:family="text">
      <style:text-properties officeooo:rsid="01f57ab6" fo:background-color="#dddddd" loext:char-shading-value="0"/>
    </style:style>
    <style:style style:name="T81" style:family="text">
      <style:text-properties officeooo:rsid="01f42a8e" fo:background-color="#cc66ff" loext:char-shading-value="0"/>
    </style:style>
    <style:style style:name="T82" style:family="text">
      <style:text-properties fo:font-variant="normal" fo:text-transform="none" fo:color="#000000" loext:opacity="100%" style:font-name="Arial" fo:font-size="10pt" fo:letter-spacing="normal" fo:language="es" fo:country="ES" fo:font-style="normal" fo:font-weight="normal" officeooo:rsid="01eda824" fo:background-color="transparent" loext:char-shading-value="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83" style:family="text">
      <style:text-properties fo:font-variant="normal" fo:text-transform="none" fo:color="#000000" loext:opacity="100%" style:font-name="Arial" fo:font-size="10pt" fo:letter-spacing="normal" fo:language="es" fo:country="ES" fo:font-style="normal" fo:font-weight="normal" officeooo:rsid="01ef9604" fo:background-color="transparent" loext:char-shading-value="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84" style:family="text">
      <style:text-properties fo:font-variant="normal" fo:text-transform="none" fo:color="#000000" loext:opacity="100%" style:font-name="Arial" fo:font-size="10pt" fo:letter-spacing="normal" fo:language="es" fo:country="ES" fo:font-style="normal" fo:font-weight="normal" officeooo:rsid="01f161d4" fo:background-color="transparent" loext:char-shading-value="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85" style:family="text">
      <style:text-properties fo:font-variant="normal" fo:text-transform="none" fo:color="#000000" loext:opacity="100%" style:font-name="Courier New" fo:font-size="10pt" fo:letter-spacing="normal" fo:language="zxx" fo:country="none" fo:font-style="normal" fo:font-weight="normal" officeooo:rsid="01e90cd5" fo:background-color="#99ffff" loext:char-shading-value="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86" style:family="text">
      <style:text-properties fo:font-variant="normal" fo:text-transform="none" fo:color="#000000" loext:opacity="100%" style:font-name="Courier New" fo:font-size="10pt" fo:letter-spacing="normal" fo:language="zxx" fo:country="none" fo:font-style="normal" fo:font-weight="normal" officeooo:rsid="01eda824" fo:background-color="#99ffff" loext:char-shading-value="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87" style:family="text">
      <style:text-properties officeooo:rsid="01f42a8e"/>
    </style:style>
    <style:style style:name="T88" style:family="text">
      <style:text-properties officeooo:rsid="01ebf0b4"/>
    </style:style>
    <style:style style:name="T89" style:family="text">
      <style:text-properties officeooo:rsid="01f8ef06"/>
    </style:style>
    <style:style style:name="T90" style:family="text">
      <style:text-properties officeooo:rsid="01f8ef06" fo:background-color="#99ff99" loext:char-shading-value="0"/>
    </style:style>
    <style:style style:name="T91" style:family="text">
      <style:text-properties officeooo:rsid="01f42a8e" fo:background-color="#99ff99" loext:char-shading-value="0"/>
    </style:style>
    <style:style style:name="T92" style:family="text">
      <style:text-properties officeooo:rsid="01f8fa49"/>
    </style:style>
    <style:style style:name="T93" style:family="text">
      <style:text-properties officeooo:rsid="01f99757"/>
    </style:style>
    <style:style style:name="T94" style:family="text">
      <style:text-properties officeooo:rsid="01f9e75d"/>
    </style:style>
    <style:style style:name="T95" style:family="text">
      <style:text-properties officeooo:rsid="01fb8690"/>
    </style:style>
    <style:style style:name="T96" style:family="text">
      <style:text-properties officeooo:rsid="01b3dd71"/>
    </style:style>
    <style:style style:name="T97" style:family="text">
      <style:text-properties officeooo:rsid="01b3f01d"/>
    </style:style>
    <style:style style:name="T98" style:family="text">
      <style:text-properties officeooo:rsid="01b36597"/>
    </style:style>
    <style:style style:name="T99" style:family="text">
      <style:text-properties fo:color="#c9211e" loext:opacity="100%" officeooo:rsid="01b3f01d"/>
    </style:style>
    <style:style style:name="T100" style:family="text">
      <style:text-properties fo:color="#009933" loext:opacity="100%" officeooo:rsid="01b3f01d"/>
    </style:style>
    <style:style style:name="T101" style:family="text">
      <style:text-properties fo:color="#6666ff" loext:opacity="100%" officeooo:rsid="01b3f01d"/>
    </style:style>
    <style:style style:name="T102" style:family="text">
      <style:text-properties fo:color="#ffcc00" loext:opacity="100%" officeooo:rsid="01b3f01d"/>
    </style:style>
    <style:style style:name="T103" style:family="text">
      <style:text-properties style:use-window-font-color="true" loext:opacity="0%"/>
    </style:style>
    <style:style style:name="T104" style:family="text">
      <style:text-properties style:use-window-font-color="true" loext:opacity="0%" officeooo:rsid="01b3f01d"/>
    </style:style>
    <style:style style:name="T105" style:family="text">
      <style:text-properties officeooo:rsid="019e0dd4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718279300928">
          <table:table-cell table:style-name="Tabla1.A1" office:value-type="string">
            <text:p text:style-name="P30">Nombre y apellidos:</text:p>
            <text:p text:style-name="P30"/>
            <text:p text:style-name="P30">DNI:</text:p>
          </table:table-cell>
          <table:table-cell table:style-name="Tabla1.B1" office:value-type="string">
            <text:p text:style-name="P30">Firma:</text:p>
          </table:table-cell>
        </table:table-row>
      </table:table>
      <text:p text:style-name="P37"/>
      <text:p text:style-name="P37">MATERIAL UTILIZABLE: </text:p>
      <text:list xml:id="list2006878529" text:style-name="L1">
        <text:list-item>
          <text:p text:style-name="P48"><text:span text:style-name="T24">para la parte TEST, ningún material</text:span> </text:p>
        </text:list-item>
        <text:list-item>
          <text:p text:style-name="P49">para la parte práctica: todo el material de este módulo profesional y consulta a internet</text:p>
        </text:list-item>
        <text:list-item>
          <text:p text:style-name="P50">la parte práctica se realizará sobre el entorno de desarrollo Visual Studio Code, disponible en una máquina virtual (se podrá elegir entre entorno en Windows o entorno en GNU/Linux Ubuntu<text:span text:style-name="T25">, en caso de máquina virtual</text:span>).<text:span text:style-name="T25"> </text:span></text:p>
        </text:list-item>
        <text:list-item>
          <text:p text:style-name="P51">si se desea, se puede traer portátil personal para la realización de la prueba, que se podrá conectar a la red local del aula<text:span text:style-name="T74"> (debe disponer de interfaz de cable Ethernet)</text:span><text:span text:style-name="T75"> (debe tener software instalado de grabación de pantalla, por ejemplo OBS)</text:span><text:span text:style-name="T74">: se pedirá la grabación de tod</text:span><text:span text:style-name="T76">a</text:span><text:span text:style-name="T74"> la duración del examen. Si se trabaja con 2 pantallas, se deben grabar las 2 pantallas.</text:span></text:p>
        </text:list-item>
      </text:list>
      <text:p text:style-name="P21"/>
      <text:p text:style-name="P19"><text:span text:style-name="T22">P</text:span>ARTE 1: TEST<text:tab/>(<text:span text:style-name="T24">2</text:span> puntos)</text:p>
      <text:p text:style-name="P6"/>
      <text:p text:style-name="P36"><text:span text:style-name="T23">PREGUNTA 1: <text:s/></text:span>(ver modelos en fpadistancia)</text:p>
      <text:p text:style-name="P8"/>
      <text:p text:style-name="P8"/>
      <text:p text:style-name="P19"><text:span text:style-name="T22">P</text:span>ARTE 2: PREGUNTAS PRÁCTICAS<text:tab/>(<text:span text:style-name="T24">8</text:span> puntos)</text:p>
      <text:p text:style-name="P7"/>
      <text:p text:style-name="P38">Criterios de puntuación:</text:p>
      <text:list xml:id="list4118142634" text:style-name="L2">
        <text:list-item>
          <text:p text:style-name="P52">1) CORRECCIÓN DEL CÓDIGO: <text:span text:style-name="T23">no importa en absoluto que haya mucho código o poco código</text:span>: lo que importa es que el código <text:span text:style-name="T26">qu</text:span>e <text:span text:style-name="T26">desarrolles</text:span> cumpla con las especificaci<text:span text:style-name="T27">o</text:span>nes indicadas en el enunciado, como mínimo</text:p>
        </text:list-item>
        <text:list-item>
          <text:p text:style-name="P53">2) MEJORAS: cualquier prestación adicional que añadas, que no habiendo sida especificada explícitamente, pero no vaya contra las especificaciones indicadas, se puntuará positivamente. </text:p>
        </text:list-item>
        <text:list-item>
          <text:p text:style-name="P53">3) LEGIBILIDAD del código (sangrado, espaciado de elementos, ...)</text:p>
        </text:list-item>
        <text:list-item>
          <text:p text:style-name="P53">4) DOCUMENTACIÓN DEL CÓDIGO: comentarios correctos</text:p>
        </text:list-item>
      </text:list>
      <text:p text:style-name="P29"/>
      <text:list xml:id="list174803499782066" text:continue-numbering="true" text:style-name="L2">
        <text:list-item>
          <text:p text:style-name="P54"><text:span text:style-name="T66">Para cada pregunta: crea una carpeta pregunta</text:span><text:span text:style-name="T67">2</text:span><text:span text:style-name="T68"> y </text:span><text:span text:style-name="T66"><text:s/>pregunta</text:span><text:span text:style-name="T67">3</text:span><text:span text:style-name="T68"> (en htdocs del Xampp) </text:span><text:span text:style-name="T66">y guarda todo el código y recursos necesarios en esa carpeta. </text:span></text:p>
        </text:list-item>
        <text:list-item>
          <text:p text:style-name="P54"><text:span text:style-name="T66">Luego</text:span><text:span text:style-name="T69">, por favor,</text:span><text:span text:style-name="T66"> entrega todas las carpetas </text:span><text:span text:style-name="T71">en un .zip</text:span><text:span text:style-name="T72">,</text:span><text:span text:style-name="T70"> junto con este documento completado.</text:span></text:p>
        </text:list-item>
      </text:list>
      <text:p text:style-name="P7"/>
      <text:p text:style-name="P7"/>
      <text:p text:style-name="P20">PREGUNTA 2<text:span text:style-name="T25">, problema de Web APIs</text:span>: <text:span text:style-name="T18">(</text:span><text:span text:style-name="T20">4</text:span><text:span text:style-name="T18"> puntos)</text:span><text:span text:style-name="T19"> </text:span></text:p>
      <text:p text:style-name="P11"/>
      <text:p text:style-name="P13">Desarrolla una aplicación en JavaScript disponga de los controles <text:span text:style-name="T52">e especificaciones siguientes:</text:span></text:p>
      <text:p text:style-name="P13"/>
      <text:list xml:id="list115732271" text:style-name="L3">
        <text:list-item>
          <text:p text:style-name="P55"><text:span text:style-name="T39">R1) </text:span><text:span text:style-name="T40">Un elemento </text:span><text:span text:style-name="T41">(etiqueta + caja texto) </text:span><text:span text:style-name="T40">que permita solicitar e introducir al usuario un número entero comprendido entre 1 y </text:span><text:span text:style-name="T42">20</text:span><text:span text:style-name="T40">.</text:span></text:p>
        </text:list-item>
      </text:list>
      <text:p text:style-name="P12"/>
      <text:list xml:id="list3764375944" text:style-name="L4">
        <text:list-item>
          <text:p text:style-name="P56"><text:span text:style-name="T52">R2) </text:span>Un botón <text:span text:style-name="T52">(B1) "Enviar" </text:span>qu<text:span text:style-name="T52">e, cada vez que se hace clic en él,</text:span> permita indicar al usuario que quiere enviar la entrada anterior<text:span text:style-name="T52">.</text:span></text:p>
          <text:p text:style-name="P56"/>
        </text:list-item>
        <text:list-item>
          <text:p text:style-name="P58">R3) Si la entrada no es válida se sacará un mensaje: "Entrada no válida: debe estar comprendida entre 1 y <text:span text:style-name="T96">2</text:span>0"</text:p>
          <text:p text:style-name="P58"/>
        </text:list-item>
        <text:list-item>
          <text:p text:style-name="P56"><text:span text:style-name="T52">R</text:span><text:span text:style-name="T97">4</text:span><text:span text:style-name="T52">) Al hacer clic en el botón B1 se validará la entrada</text:span><text:span text:style-name="T97"> </text:span><text:span text:style-name="T52">( número </text:span><text:span text:style-name="T21">N</text:span><text:span text:style-name="T52"> ) y, si cumple con los requisitos indicados, se </text:span><text:span text:style-name="T98">imprimirá la serie de Fibonacci hasta el término</text:span><text:span text:style-name="T97"> </text:span><text:span text:style-name="T21">N</text:span><text:span text:style-name="T98"> introducido por el usuario</text:span><text:span text:style-name="T52">.</text:span></text:p>
          <text:p text:style-name="P56"/>
        </text:list-item>
        <text:list-item>
          <text:p text:style-name="P56"><text:span text:style-name="T52">R</text:span><text:span text:style-name="T97">5</text:span><text:span text:style-name="T52">) </text:span>Un botón <text:span text:style-name="T52">(B2) "C</text:span>olor <text:span text:style-name="T97">términos</text:span>" que al realizar clic en el cambie el color<text:span text:style-name="T98">, al azar de entre un grupo de 10 colores HTML previamente introducidos en un array,</text:span> <text:span text:style-name="T97">de cada uno de los términos de la sucesión de Fibonacci, de forma independiente. (Por ejemplo: si introducen el número 4, la salida sería </text:span><text:span text:style-name="T99">1</text:span><text:span text:style-name="T97"> </text:span><text:span text:style-name="T100">1</text:span><text:span text:style-name="T97"> </text:span><text:span text:style-name="T101">2</text:span><text:span text:style-name="T97"> </text:span><text:span text:style-name="T11">3</text:span><text:span text:style-name="T97"> y si le dan al botón (B2) de nuevo sería algo como: <text:s/></text:span><text:span text:style-name="T11">1</text:span><text:span text:style-name="T97"> </text:span><text:span text:style-name="T102">1</text:span><text:span text:style-name="T97"> </text:span><text:span text:style-name="T73">2</text:span><text:span text:style-name="T97"> </text:span><text:span text:style-name="T11">3 </text:span><text:span text:style-name="T104">)</text:span></text:p>
          <text:p text:style-name="P67"/>
        </text:list-item>
        <text:list-item>
          <text:p text:style-name="P59"><text:span text:style-name="T104">R</text:span><text:span text:style-name="T103">6) Al hacer click sobre cualequiera de los números de colores, se creará un efecto de parpadeo "aparecer/desaparecer".</text:span></text:p>
          <text:p text:style-name="P56"/>
        </text:list-item>
      </text:list>
      <table:table table:name="Tabla3" table:style-name="Tabla3">
        <table:table-column table:style-name="Tabla3.A"/>
        <table:table-row table:style-name="TableLine2718279305280">
          <table:table-cell table:style-name="Tabla3.A1" office:value-type="string">
            <text:p text:style-name="P18"><text:span text:style-name="T105">La serie de Fibonacci es una serie de números enteros positivos: 0, 1, 1, 2 , 3, 5, 8, 13, 21, ... que comienza por los términos 0 y 1 </text:span><text:span text:style-name="T97">(consideramos el primer término a el primer 1) </text:span><text:span text:style-name="T105">y tiene la propiedad de que cada término posterior es la suma de sus 2 predecesores en la sucesión ( 2 = 1 + 1 , <text:s/>3 = 2 + 1, ...).</text:span></text:p>
          </table:table-cell>
        </table:table-row>
      </table:table>
      <text:list xml:id="list174803201422647" text:continue-numbering="true" text:style-name="L4">
        <text:list-header>
          <text:p text:style-name="P57"/>
        </text:list-header>
      </text:list>
      <text:p text:style-name="P17">Validar los datos, como mínimo, en JavaScript (es decir, no sólo en HTML).</text:p>
      <text:list xml:id="list87438445" text:style-name="L5">
        <text:list-item>
          <text:list>
            <text:list-header>
              <text:p text:style-name="P60"/>
            </text:list-header>
          </text:list>
        </text:list-item>
      </text:list>
      <text:p text:style-name="P9"/>
      <text:p text:style-name="P10"/>
      <text:p text:style-name="P20">PREGUNTA 3<text:span text:style-name="T25">, problema de programación en JavaScript</text:span>: <text:span text:style-name="T18">(</text:span><text:span text:style-name="T20">4</text:span><text:span text:style-name="T18"> puntos)</text:span></text:p>
      <text:p text:style-name="P8"/>
      <text:p text:style-name="P22">Crea una página web con un script en Javascript que permita al usuario introducir <text:span text:style-name="T77">1</text:span> frase, de <text:span text:style-name="T87">10</text:span>0 caracteres como <text:soft-page-break/>máximo, compuesta <text:span text:style-name="T87">solamente </text:span>de letras del alfabeto castellano<text:span text:style-name="T87"> (mayúsculas y minúsculas, aceptándo signos de puntuación coma "," , punto y coma ";" y punto ".")</text:span>.<text:span text:style-name="T77"> </text:span></text:p>
      <text:p text:style-name="P25"/>
      <text:list xml:id="list424872399" text:style-name="L6">
        <text:list-item>
          <text:p text:style-name="P71"><text:span text:style-name="T29">R1) </text:span><text:span text:style-name="T30">Al hacer clic en "Enviar", la página web </text:span><text:span text:style-name="T29">mostrará las letras de la frase</text:span><text:span text:style-name="T36">, de atrás hacia delante</text:span><text:span text:style-name="T29">, eliminando los espacios</text:span><text:span text:style-name="T35"> y demás signos de puntuación</text:span><text:span text:style-name="T29">, formando </text:span><text:span text:style-name="T35">el perímetro de un cuadrado</text:span><text:span text:style-name="T31">, posiblemente parcial (en función de la longitud de la frase)</text:span><text:span text:style-name="T29">, ta</text:span><text:span text:style-name="T34">l y</text:span><text:span text:style-name="T29"> como se muestra en </text:span><text:span text:style-name="T34">los</text:span><text:span text:style-name="T29"> ejemplo</text:span><text:span text:style-name="T34">s</text:span><text:span text:style-name="T29"> más abajo.</text:span><text:span text:style-name="T35"> </text:span></text:p>
          <text:list>
            <text:list-item>
              <text:list>
                <text:list-item>
                  <text:list>
                    <text:list-header>
                      <text:p text:style-name="P61">Cada letra se imprimirá en un color al azar.</text:p>
                    </text:list-header>
                  </text:list>
                </text:list-item>
              </text:list>
            </text:list-item>
          </text:list>
          <text:p text:style-name="P62"/>
        </text:list-item>
        <text:list-item>
          <text:p text:style-name="P74"><text:span text:style-name="T29">R</text:span><text:span text:style-name="T28">2) Cuando se haga clic en "Enviar", se borrará el cuadrado anterior si lo hubiera</text:span></text:p>
          <text:p text:style-name="P64"/>
        </text:list-item>
        <text:list-item>
          <text:p text:style-name="P63"><text:span text:style-name="T88">R</text:span>3) Cuando se haga clic en "Reset" se borrará <text:span text:style-name="T95">el campo de introducción de la frase y el cuadrado (pero no el contenido de la cookie).</text:span></text:p>
        </text:list-item>
      </text:list>
      <text:p text:style-name="P27"/>
      <text:list xml:id="list174804418858364" text:continue-numbering="true" text:style-name="L6">
        <text:list-item>
          <text:p text:style-name="P72"><text:span text:style-name="T32">R</text:span><text:span text:style-name="T37">4</text:span><text:span text:style-name="T35">) </text:span><text:span text:style-name="T37">Hay 2 botones "Cargar cookie" y "Guardar en cookie" que, </text:span><text:span text:style-name="T38">sin recargar la página</text:span><text:span text:style-name="T37">:</text:span></text:p>
          <text:list>
            <text:list-item>
              <text:p text:style-name="P72"><text:span text:style-name="T37">"Guardar en cookie": <text:s/>guarda la frase actual en una cookie, y saca un mensaje: <text:s/></text:span><text:span text:style-name="T44">La</text:span><text:span text:style-name="T45"> última frase </text:span><text:span text:style-name="T46">guardada en cookie</text:span><text:span text:style-name="T45"> es</text:span><text:span text:style-name="T44">: </text:span><text:span text:style-name="T47">&lt;frase obtenida de la cookie&gt;</text:span></text:p>
            </text:list-item>
            <text:list-item>
              <text:p text:style-name="P75"><text:span text:style-name="T28">"Cargar cookie": recoge el valor de la frase anteriormente guardada (si la hay) y la saca un mensaje: </text:span><text:span text:style-name="T44">La</text:span><text:span text:style-name="T45"> última frase </text:span><text:span text:style-name="T46">guardada en cookie</text:span><text:span text:style-name="T45"> es</text:span><text:span text:style-name="T44">: </text:span><text:span text:style-name="T43">&lt;frase obtenida de la cookie&gt;</text:span></text:p>
              <text:p text:style-name="P68">Si no hay ninguna frase, borra la frase si existe.</text:p>
            </text:list-item>
          </text:list>
        </text:list-item>
      </text:list>
      <text:p text:style-name="P70"/>
      <text:list xml:id="list174803651578227" text:continue-numbering="true" text:style-name="L6">
        <text:list-item>
          <text:p text:style-name="P69"><text:span text:style-name="T49">R</text:span><text:span text:style-name="T51">5</text:span><text:span text:style-name="T50">) </text:span><text:span text:style-name="T48">Hay 2 botones "Cargar cookie" y "Guardar en cookie" que, </text:span><text:span text:style-name="T51">sin recargar la página</text:span><text:span text:style-name="T48">:</text:span></text:p>
        </text:list-item>
      </text:list>
      <text:p text:style-name="P22"/>
      <text:p text:style-name="P23">Por ejemplo:<text:span text:style-name="T53"> (las entradas aparecen en </text:span><text:span text:style-name="T78">fondo gris</text:span><text:span text:style-name="T54">, las salidas calculadas en </text:span><text:span text:style-name="T55">fondo azul</text:span><text:span text:style-name="T53">)</text:span></text:p>
      <text:p text:style-name="P14"><text:span text:style-name="T56">(</text:span><text:span text:style-name="T57">Enviar</text:span><text:span text:style-name="T56"> y </text:span><text:span text:style-name="T58">Reset</text:span><text:span text:style-name="T56"> representan botones html)</text:span><text:span text:style-name="T53"> </text:span></text:p>
      <text:p text:style-name="P14"/>
      <text:p text:style-name="P1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2"><text:span text:style-name="T59">Introduzca un</text:span><text:span text:style-name="T61">a</text:span><text:span text:style-name="T59"> </text:span><text:span text:style-name="T61">frase en castellano</text:span><text:span text:style-name="T59">: </text:span><text:span text:style-name="T80"><text:s text:c="10"/></text:span></text:p>
            <text:p text:style-name="P32"/>
            <text:p text:style-name="P35"><text:span text:style-name="T57">Enviar</text:span><text:span text:style-name="T60"> <text:s/></text:span><text:span text:style-name="T65">Reset</text:span><text:span text:style-name="T62"> <text:s/></text:span><text:span text:style-name="T81">Cargar cookie</text:span><text:span text:style-name="T64"> <text:s text:c="2"/></text:span><text:span text:style-name="T90">Guardar en</text:span><text:span text:style-name="T91"> cookie</text:span></text:p>
            <text:p text:style-name="P39"/>
            <text:p text:style-name="P39"/>
          </table:table-cell>
        </table:table-row>
      </table:table>
      <text:p text:style-name="P15"/>
      <text:p text:style-name="P16">El usuario introduce una frase y hace clic en "Enviar"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1"><text:span text:style-name="T59">Introduzca un</text:span><text:span text:style-name="T61">a</text:span><text:span text:style-name="T59"> </text:span><text:span text:style-name="T61">frase en castellano</text:span><text:span text:style-name="T59">: </text:span><text:span text:style-name="T79">La mangosta</text:span><text:span text:style-name="T80">,</text:span><text:span text:style-name="T79"> parda</text:span></text:p>
            <text:p text:style-name="P31"/>
            <text:p text:style-name="P33"><text:span text:style-name="T57">Enviar</text:span><text:span text:style-name="T60"> <text:s/></text:span><text:span text:style-name="T65">Reset</text:span><text:span text:style-name="T62"> <text:s/></text:span><text:span text:style-name="T81">Cargar cookie</text:span><text:span text:style-name="T63"> </text:span><text:span text:style-name="T64"><text:s/></text:span><text:span text:style-name="T63"><text:s/></text:span><text:span text:style-name="T90">Guardar en</text:span><text:span text:style-name="T91"> cookie</text:span></text:p>
            <text:p text:style-name="P77"/>
            <text:p text:style-name="P44">adrap</text:p>
            <text:p text:style-name="P44">a <text:s text:c="2"/>t</text:p>
            <text:p text:style-name="P44">s <text:s text:c="2"/>o</text:p>
            <text:p text:style-name="P44">g <text:s text:c="2"/><text:span text:style-name="T89">n</text:span></text:p>
            <text:p text:style-name="P46">amaL</text:p>
            <text:p text:style-name="P40"/>
            <text:p text:style-name="P43"/>
          </table:table-cell>
        </table:table-row>
      </table:table>
      <text:p text:style-name="P23"/>
      <text:p text:style-name="P28">El usuario introduce una frase y hace clic en "<text:span text:style-name="T94">Guardar en cookie</text:span>"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4"><text:span text:style-name="T59">Introduzca un</text:span><text:span text:style-name="T61">a</text:span><text:span text:style-name="T59"> </text:span><text:span text:style-name="T61">frase en castellano</text:span><text:span text:style-name="T59">: </text:span><text:span text:style-name="T79">La mangosta</text:span><text:span text:style-name="T80">,</text:span><text:span text:style-name="T79"> parda</text:span></text:p>
            <text:p text:style-name="P34"/>
            <text:p text:style-name="P34"><text:span text:style-name="T57">Enviar</text:span><text:span text:style-name="T60"> <text:s/></text:span><text:span text:style-name="T65">Reset</text:span><text:span text:style-name="T62"> <text:s/></text:span><text:span text:style-name="T81">Cargar cookie</text:span><text:span text:style-name="T63"> <text:s/></text:span><text:span text:style-name="T90">Guardar en</text:span><text:span text:style-name="T91"> cookie</text:span></text:p>
            <text:p text:style-name="P78"/>
            <text:p text:style-name="P45">adrap</text:p>
            <text:p text:style-name="P45">a <text:s text:c="2"/>t</text:p>
            <text:p text:style-name="P45">s <text:s text:c="2"/>o</text:p>
            <text:p text:style-name="P45">g <text:s text:c="2"/><text:span text:style-name="T89">n</text:span></text:p>
            <text:p text:style-name="P47">amaL</text:p>
            <text:p text:style-name="P41"/>
            <text:p text:style-name="P41"/>
            <text:p text:style-name="P42">La<text:span text:style-name="T89"> última frase </text:span><text:span text:style-name="T92">guardada en cookie</text:span><text:span text:style-name="T89"> es</text:span>: <text:span text:style-name="T93">La mangosta, parda</text:span></text:p>
          </table:table-cell>
        </table:table-row>
      </table:table>
      <text:p text:style-name="P24"/>
      <text:p text:style-name="P66"><text:span text:style-name="T32"/>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7.094cm" style:rel-column-width="24469*"/>
    </style:style>
    <style:style style:name="Tabla2.B" style:family="table-column">
      <style:table-column-properties style:column-width="9.211cm" style:rel-column-width="31769*"/>
    </style:style>
    <style:style style:name="Tabla2.C" style:family="table-column">
      <style:table-column-properties style:column-width="2.695cm" style:rel-column-width="9297*"/>
    </style:style>
    <style:style style:name="Tabla2.1" style:family="table-row">
      <style:table-row-properties style:min-row-height="0.893cm"/>
    </style:style>
    <style:style style:name="Tabla2.A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P2" style:family="paragraph" style:parent-style-name="Table_20_Contents">
      <style:text-properties fo:font-size="9pt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MP4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8eeb8e" officeooo:paragraph-rsid="01f32cfd" style:font-size-asian="9pt" style:font-size-complex="9pt"/>
    </style:style>
    <style:style style:name="MP5" style:family="paragraph" style:parent-style-name="Table_20_Contents">
      <style:text-properties fo:font-size="9pt" style:font-size-asian="9.44999980926514pt" style:font-size-complex="10.8000001907349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00ccff" loext:opacity="100%" style:font-name="Berlin Sans FB Demi" fo:language="zxx" fo:country="none" fo:font-style="italic" fo:text-shadow="1pt 1pt" fo:font-weight="bold" officeooo:rsid="01b08993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7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9" style:family="text">
      <style:text-properties fo:color="#3399ff" loext:opacity="100%" style:font-name="Berlin Sans FB Demi" fo:language="zxx" fo:country="none" fo:font-style="italic" fo:text-shadow="1pt 1pt" fo:font-weight="bold" officeooo:rsid="01b08993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0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1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2" style:family="text">
      <style:text-properties fo:color="#ff9900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3" style:family="text">
      <style:text-properties fo:color="#3399ff" loext:opacity="100%" style:font-name="Berlin Sans FB Demi" fo:font-size="11pt" fo:language="zxx" fo:country="none" fo:font-style="italic" fo:text-shadow="1pt 1pt" fo:font-weight="bold" officeooo:rsid="0199871a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4" style:family="text">
      <style:text-properties fo:color="#3399ff" loext:opacity="100%" style:font-name="Berlin Sans FB Demi" fo:font-size="8pt" fo:language="zxx" fo:country="none" fo:font-style="italic" fo:text-shadow="1pt 1pt" fo:font-weight="bold" officeooo:rsid="0199871a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15" style:family="text">
      <style:text-properties fo:color="#3399ff" loext:opacity="100%" style:font-name="Berlin Sans FB Demi" fo:font-size="8pt" fo:language="zxx" fo:country="none" fo:font-style="italic" fo:text-shadow="1pt 1pt" fo:font-weight="bold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16" style:family="text">
      <style:text-properties fo:color="#3399ff" loext:opacity="100%" style:font-name="Berlin Sans FB Demi" fo:font-size="8pt" fo:language="zxx" fo:country="none" fo:font-style="italic" fo:text-shadow="1pt 1pt" fo:font-weight="bold" officeooo:rsid="0195545c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<draw:frame draw:style-name="Mfr1" draw:name="Imagen3" text:anchor-type="as-char" svg:width="6.899cm" svg:height="0.785cm" draw:z-index="3"><draw:image xlink:href="Pictures/100000010000048F00000085FBD0CADBB5058879.png" xlink:type="simple" xlink:show="embed" xlink:actuate="onLoad" draw:mime-type="image/png"/></draw:frame></text:p>
            </table:table-cell>
            <table:table-cell table:style-name="Tabla2.A1" office:value-type="string">
              <text:p text:style-name="MP3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1"> <text:tab/></text:span><text:span text:style-name="MT5">Curso 2022/2023</text:span></text:p>
              <text:p text:style-name="MP3"><text:span text:style-name="MT6"><text:tab/></text:span><text:span text:style-name="MT7">M</text:span><text:span text:style-name="MT8">ódulo </text:span><text:span text:style-name="MT7">P</text:span><text:span text:style-name="MT8">rofesio</text:span><text:span text:style-name="MT9">n</text:span><text:span text:style-name="MT8">al:</text:span><text:span text:style-name="MT7"> <text:s/></text:span><text:span text:style-name="MT10">DWEC</text:span><text:span text:style-name="MT11"><text:tab/></text:span></text:p>
              <text:p text:style-name="MP4"><text:span text:style-name="MT12"><text:tab/></text:span><text:span text:style-name="MT11">E</text:span><text:span text:style-name="MT10">XAMEN </text:span><text:span text:style-name="MT13">EVALUACIÓN FINAL</text:span><text:span text:style-name="MT10"><text:tab/></text:span><text:span text:style-name="MT14">14</text:span><text:span text:style-name="MT15">/</text:span><text:span text:style-name="MT16">0</text:span><text:span text:style-name="MT14">6</text:span><text:span text:style-name="MT15">/202</text:span><text:span text:style-name="MT16">3</text:span></text:p>
            </table:table-cell>
            <table:table-cell table:style-name="Tabla2.A1" office:value-type="string">
              <text:p text:style-name="MP5"><draw:frame draw:style-name="Mfr2" draw:name="Imagen6" text:anchor-type="as-char" svg:y="0.042cm" svg:width="2.127cm" svg:height="0.743cm" draw:z-index="1"><draw:image xlink:href="Pictures/100000000000013D0000006ED5D9C95498271B5F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1"><text:tab/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9H29M25S</meta:editing-duration>
    <meta:editing-cycles>382</meta:editing-cycles>
    <meta:generator>LibreOffice/7.2.2.2$Windows_X86_64 LibreOffice_project/02b2acce88a210515b4a5bb2e46cbfb63fe97d56</meta:generator>
    <dc:date>2023-06-14T17:47:10.281000000</dc:date>
    <meta:print-date>2020-01-09T12:56:09.293000000</meta:print-date>
    <meta:document-statistic meta:table-count="6" meta:image-count="2" meta:object-count="0" meta:page-count="2" meta:paragraph-count="75" meta:word-count="969" meta:character-count="5443" meta:non-whitespace-character-count="4515"/>
    <meta:user-defined meta:name="Info 1"/>
    <meta:user-defined meta:name="Info 2"/>
    <meta:user-defined meta:name="Info 3"/>
    <meta:user-defined meta:name="Info 4"/>
  </office:meta>
</office:document-meta>
</file>